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3.0.oxt&#13;Update file created : emph.update.xml&#13;&#13;19.04.2021 14:52:3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2.0.oxt&#13;Update file created : emph-A.update.xml&#13;&#13;19.04.2021 11:59: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2.0.oxt&#13;Update file created : emph-L.update.xml&#13;&#13;19.04.2021 11:59: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509180361546084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672327282749168297" text:style-name="L2">
        <text:list-item>
          <text:p text:style-name="P49">Version 2.1.2 :</text:p>
        </text:list-item>
      </text:list>
      <text:list xml:id="list7429447535886566673" text:style-name="L3">
        <text:list-item>
          <text:list>
            <text:list-item>
              <text:p text:style-name="P50">Localized help : resolved non-functional hyperlink due to API incompatibility introduced by Apache OpenOffice 4.1 (and LibreOffice 4.0).</text:p>
            </text:list-item>
          </text:list>
        </text:list-item>
      </text:list>
      <text:list xml:id="list34766558" text:continue-list="list8672327282749168297" text:style-name="L2">
        <text:list-item>
          <text:p text:style-name="P49">Version 2.1.1 :</text:p>
        </text:list-item>
      </text:list>
      <text:list xml:id="list444645082467036579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4750702" text:continue-list="list34766558" text:style-name="L2">
        <text:list-item>
          <text:p text:style-name="P49">Version 2.1.0 :</text:p>
        </text:list-item>
      </text:list>
      <text:list xml:id="list4881009929979215828"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4773649" text:continue-list="list34750702" text:style-name="L2">
        <text:list-item>
          <text:p text:style-name="P49">Version 2.0.0 :</text:p>
        </text:list-item>
      </text:list>
      <text:list xml:id="list100129121635340037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4772326" text:continue-list="list34773649" text:style-name="L2">
        <text:list-item>
          <text:p text:style-name="P49">Version 1.5.3 :</text:p>
        </text:list-item>
      </text:list>
      <text:list xml:id="list9209750035999455943"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2734057562304657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63313162457130737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607475594009825046"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158832023658768741"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80011737911141863"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58823564912123922"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95516773502839998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44391462207406922"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547142428627523783"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8894910579959322" text:style-name="L17">
        <text:list-item>
          <text:p text:style-name="P64">Arg1 : <text:span text:style-name="InstructionMacro">String</text:span> : mandatory, type of control used for the button</text:p>
        </text:list-item>
      </text:list>
      <text:list xml:id="list559252869018127547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0388351969668593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2232410584047811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518816080412528400"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48507821686648067"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7771065856371498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29957816900397246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164217168965823731"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77445325056562601"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440494978561143117"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363741386925182915"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311388714648487255"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237149904762366284"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229272457341297943"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581746587612462383"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01611292199473077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621128588457818165"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05491830884904306"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8086629703348373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0351475770608174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57238798348387670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77305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33142500606393278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22689128244738369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4645167774713555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7</dc:date>
     <text:p>internal</text:p>
     <text:p>Page2</text:p>
     <text:p/>
    </office:annotation>Paragraph styles</text:p>
      <text:p text:style-name="P28"><office:annotation>
     <dc:creator>BM</dc:creator>
     <dc:date>2008-03-13T00:00:00.57</dc:date>
     <text:p>internal</text:p>
     <text:p>Page7</text:p>
     <text:p/>
    </office:annotation>Hyperlinks</text:p>
      <text:p text:style-name="hlp_5f_paragraph"><text:span text:style-name="T14"><office:annotation>
      <dc:creator>BM</dc:creator>
      <dc:date>2008-03-13T00:00:00.57</dc:date>
      <text:p>internal</text:p>
      <text:p>Page3</text:p>
      <text:p/>
     </office:annotation></text:span><text:span text:style-name="T14">Text formatting</text:span></text:p>
      <text:p text:style-name="P28"><office:annotation>
     <dc:creator>BM</dc:creator>
     <dc:date>2008-03-26T00:00:00.5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8</dc:date>
     <text:p>external</text:p>
     <text:p>text/swriter/main0210.xhp</text:p>
     <text:p/>
    </office:annotation><text:span text:style-name="T14">Preview topic</text:span> </text:p>
      <text:p text:style-name="hlp_5f_paragraph">This hyperlink displays <text:s/><office:annotation>
     <dc:creator>BM</dc:creator>
     <dc:date>2008-03-15T00:00:00.5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756426" text:continue-list="list38086629703348373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742992" text:continue-list="list3477305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9</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59</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0</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4753716" text:continue-list="list3475642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3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3.0")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